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Challenge 2 Hints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or Challenge 2 you are:</text:p>
                <text:p/>
              </text:list-header>
              <text:list-item>
                <text:p>Starting with a simple singly-linked free list.</text:p>
              </text:list-item>
              <text:list-item>
                <text:p>You’ve added a mutex to that single shared data structure.</text:p>
              </text:list-item>
              <text:list-item>
                <text:p>You need it to run the tests significantly fas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rategi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You’ve got two specific problems:</text:p>
                <text:p/>
              </text:list-header>
            </text:list>
            <text:list text:style-name="L3">
              <text:list-item>
                <text:p><text:s/>A singly linked list is a slow data structure. It tends to force O(n) operations.</text:p>
              </text:list-item>
              <text:list-item>
                <text:p><text:s/>The test programs are multi-threaded, so having a single shared data structure with a single mutex is going to be a bottlenec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roving the Data Structure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3T11:58:46.904156091</meta:creation-date>
    <meta:editing-duration>PT3M58S</meta:editing-duration>
    <meta:editing-cycles>2</meta:editing-cycles>
    <meta:generator>LibreOffice/6.1.5.2$Linux_X86_64 LibreOffice_project/10$Build-2</meta:generator>
    <dc:title>Beehive</dc:title>
    <dc:date>2020-03-13T12:02:44.842350202</dc:date>
    <meta:document-statistic meta:object-count="51"/>
  </office:meta>
</office:document-meta>
</file>